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418c" officeooo:paragraph-rsid="0015418c"/>
    </style:style>
    <style:style style:name="P2" style:family="paragraph" style:parent-style-name="Standard">
      <style:text-properties fo:font-weight="bold" officeooo:rsid="0015418c" officeooo:paragraph-rsid="0015418c" style:font-weight-asian="bold" style:font-weight-complex="bold"/>
    </style:style>
    <style:style style:name="P3" style:family="paragraph" style:parent-style-name="Standard">
      <style:text-properties fo:color="#00a800" fo:font-weight="bold" officeooo:rsid="0037e2d6" officeooo:paragraph-rsid="0015418c" style:font-weight-asian="bold" style:font-weight-complex="bold"/>
    </style:style>
    <style:style style:name="P4" style:family="paragraph" style:parent-style-name="Standard">
      <style:text-properties fo:color="#00a800" officeooo:rsid="0037e2d6" officeooo:paragraph-rsid="001541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01e8" style:font-weight-asian="bold" style:font-weight-complex="bold"/>
    </style:style>
    <style:style style:name="T3" style:family="text">
      <style:text-properties officeooo:rsid="00180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phases du projet</text:p>
      <text:p text:style-name="P1"/>
      <text:p text:style-name="P1"/>
      <text:p text:style-name="P3">##Phases du projet (Comment mettre tous �a en place ?)</text:p>
      <text:p text:style-name="P3"><text:span text:style-name="T3">I</text:span>-Cahier des charges</text:p>
      <text:p text:style-name="P4"><text:tab/>-&gt; exprimer/cr�er le besoin du client</text:p>
      <text:p text:style-name="P4"><text:tab/>-&gt; exprimer les probl�mes/limitations li�s � ce besoin</text:p>
      <text:p text:style-name="P4"><text:tab/>-&gt; pour chaque probl�me, dire ce qu'on envisage de mettre en place afin d'y rem�dier</text:p>
      <text:p text:style-name="P4"><text:tab/>-&gt; d�crire les fonctionnalit�s de l'app/site/...</text:p>
      <text:p text:style-name="P4"><text:span text:style-name="T2">II</text:span><text:span text:style-name="T1">-Etude du design </text:span>(si absence du Cahier des charges)</text:p>
      <text:p text:style-name="P4"><text:s/>exemple : dessin de la page d'accueil du site, les boutons qui m�ne � d'autre page, dessiner ces nouvelles pages, ...</text:p>
      <text:p text:style-name="P4"><text:tab/>-&gt; "Wireframe" : repr�sentation TRES simplifi�e des vues de l'appli</text:p>
      <text:p text:style-name="P4"><text:tab/>-&gt; "Mochups" : c'est la phase "aboutie de l'�tude". Ce sont les m�mes vues mais en plus travaill�es, et c'est quasiment d�j� fini)</text:p>
      <text:p text:style-name="P4"><text:tab/>-&gt; Allers/retours avec le client, Il y a pleins d'�change lors du Wireframe et du Mockups</text:p>
      <text:p text:style-name="P3"><text:span text:style-name="T3">III</text:span>-Etude des donn�es</text:p>
      <text:p text:style-name="P4"><text:tab/>-&gt; Dictionnaire des donn�es (dico � cr�er)</text:p>
      <text:p text:style-name="P4"><text:tab/> <text:s/>ex : blog</text:p>
      <text:p text:style-name="P4"><text:tab/><text:tab/>_article</text:p>
      <text:p text:style-name="P4"><text:tab/><text:tab/>_photo : photo qui repr�sente l'article</text:p>
      <text:p text:style-name="P4"><text:tab/><text:tab/>_date de cr�ation/modification</text:p>
      <text:p text:style-name="P4"><text:tab/><text:tab/>_liens</text:p>
      <text:p text:style-name="P4"><text:tab/><text:tab/>_commentaires -------------------------&gt;_date</text:p>
      <text:p text:style-name="P4"><text:tab/><text:tab/><text:tab/><text:tab/><text:tab/><text:tab/><text:tab/>_contenu</text:p>
      <text:p text:style-name="P4"><text:tab/><text:tab/><text:tab/><text:tab/><text:tab/><text:tab/><text:tab/>_r�ponses</text:p>
      <text:p text:style-name="P4"><text:tab/><text:tab/>_auteur--------------------------------&gt;_pseudo</text:p>
      <text:p text:style-name="P4"><text:tab/><text:tab/><text:tab/><text:tab/><text:tab/><text:tab/><text:tab/>_mot de passe</text:p>
      <text:p text:style-name="P4"><text:tab/><text:tab/><text:tab/><text:tab/><text:tab/><text:tab/><text:tab/>_etc...</text:p>
      <text:p text:style-name="P4"><text:tab/>Repr�senter l'ensemble des donn�es n�cessaire � la cr�ation de l'ensemble de la base de donn�es</text:p>
      <text:p text:style-name="P4"><text:tab/>-&gt; Design de la BDD (plusieurs �tapes, � voir en cours de BDD)</text:p>
      <text:p text:style-name="P3"><text:span text:style-name="T3">IV</text:span>-Coder</text:p>
      <text:p text:style-name="P4"><text:tab/>-&gt; Code de l'appli/site</text:p>
      <text:p text:style-name="P4"><text:tab/>-&gt; Test unitaire</text:p>
      <text:p text:style-name="P4"><text:tab/> <text:s/>ex : f()=&gt; "Hello"</text:p>
      <text:p text:style-name="P4"><text:tab/><text:tab/>test : lancer l'appli/site avec plusieurs param�tres diff�rents,</text:p>
      <text:p text:style-name="P4"><text:tab/><text:tab/><text:tab/>si �a d�conne on voit o� �a se passe</text:p>
      <text:p text:style-name="P4"><text:tab/><text:tab/><text:tab/>�a donne une certaine qualit� au test.</text:p>
      <text:p text:style-name="P3"><text:span text:style-name="T3">V</text:span>-Test d'utilisation</text:p>
      <text:p text:style-name="P4"><text:tab/>-&gt; Ergonomie</text:p>
      <text:p text:style-name="P4"><text:tab/>-&gt; Retours des utilisateurs (on peut aussi faire un test panel, un QCM super/bof/nul!...)</text:p>
      <text:p text:style-name="P4"><text:tab/>-&gt; etc...</text:p>
      <text:p text:style-name="P4"><text:span text:style-name="T2">VI</text:span><text:span text:style-name="T1">-D�ploiemen (</text:span>=quand on met � disposition quelque chose qui fonctionne)</text:p>
      <text:p text:style-name="P4"><text:tab/>-&gt; Mise en production/en ligne/disponible au t�l�chargement/...</text:p>
      <text:p text:style-name="P3"><text:span text:style-name="T3">VII</text:span>-Vie du projet</text:p>
      <text:p text:style-name="P4"><text:tab/>-&gt; Retours des utilisateurs</text:p>
      <text:p text:style-name="P4"><text:tab/>-&gt; correction des bug</text:p>
      <text:p text:style-name="P4"><text:tab/>-&gt; mises � jour</text:p>
      <text:p text:style-name="P4"><text:tab/>-&gt; nouvelles fonctionnalit�s</text:p>
      <text:p text:style-name="P4"><text:tab/>-&gt; etc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03:41:04.275000000</meta:creation-date>
    <dc:date>2017-09-01T03:47:45.403000000</dc:date>
    <meta:editing-duration>PT4M29S</meta:editing-duration>
    <meta:editing-cycles>2</meta:editing-cycles>
    <meta:generator>LibreOffice/5.3.4.2$Windows_x86 LibreOffice_project/f82d347ccc0be322489bf7da61d7e4ad13fe2ff3</meta:generator>
    <meta:document-statistic meta:table-count="0" meta:image-count="0" meta:object-count="0" meta:page-count="1" meta:paragraph-count="46" meta:word-count="288" meta:character-count="1876" meta:non-whitespace-character-count="1560"/>
  </office:meta>
</office:document-meta>
</file>